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iste-t-il, dans un tableau donné, une valeur supérieure ou égale à une valeur donnée.</text:p>
      <text:p text:style-name="Standard"/>
      <text:p text:style-name="Standard">Initialisation</text:p>
      <text:p text:style-name="Standard"/>
      <text:p text:style-name="Standard"><text:s text:c="4"/>entier nombre_elements</text:p>
      <text:p text:style-name="Standard"><text:s text:c="4"/>tableau d'entiers tab_notes</text:p>
      <text:p text:style-name="Standard"><text:s text:c="4"/>entier valeur &lt;-- <text:s/>VALEUR</text:p>
      <text:p text:style-name="Standard"><text:s text:c="4"/>entier indice <text:s/>&lt;-- 0</text:p>
      <text:p text:style-name="Standard"><text:s text:c="4"/>booléen <text:s/>b_trouve <text:s/>&lt;--- FAUX</text:p>
      <text:p text:style-name="Standard"/>
      <text:p text:style-name="Standard">Fin initialisation</text:p>
      <text:p text:style-name="Standard"/>
      <text:p text:style-name="Standard"/>
      <text:p text:style-name="Standard">Programme principal</text:p>
      <text:p text:style-name="Standard"/>
      <text:p text:style-name="Standard"/>
      <text:p text:style-name="Standard">TANT QUE ( (indice &lt; nombre_elements) ET (b_trouve est égal à FAUX))</text:p>
      <text:p text:style-name="Standard"><text:s text:c="5"/>SI l'élément du tableau dont l'indice vaut (indice) est supérieure ou égale à valeur</text:p>
      <text:p text:style-name="Standard"><text:s text:c="9"/>ÉCRIRE <text:s/>"il existe bien une valeur supérieure ou égale à VALEUR dans le tableau"</text:p>
      <text:p text:style-name="Standard"><text:s text:c="9"/>FAIRE b_trouve &lt;--- VRAI</text:p>
      <text:p text:style-name="Standard"><text:s text:c="5"/>FIN SI</text:p>
      <text:p text:style-name="Standard"><text:s text:c="5"/>Incrémenter indice</text:p>
      <text:p text:style-name="Standard">FIN TANT QUE</text:p>
      <text:p text:style-name="Standard"/>
      <text:p text:style-name="Standard">SI ( b_trouve est égal à FAUX)</text:p>
      <text:p text:style-name="Standard"><text:s text:c="4"/>ÉCRIRE "Pas trouvé de nombre supérieur ou égal à VALEUR dans ce tableau"</text:p>
      <text:p text:style-name="Standard">FIN S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0-20T08:48:42</meta:creation-date>
    <meta:document-statistic meta:table-count="0" meta:image-count="0" meta:object-count="0" meta:page-count="1" meta:paragraph-count="19" meta:word-count="109" meta:character-count="717"/>
    <dc:date>2017-10-20T08:58:18</dc:date>
    <meta:editing-duration>PT00H09M37S</meta:editing-duration>
    <meta:editing-cycles>1</meta:editing-cycles>
    <meta:generator>OOoLight/1.5$Unix OpenOffice.org_project/150r1531$Build-151</meta:generator>
  </office:meta>
</office:document-meta>
</file>